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03cm" fo:min-width="7.04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7.7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3.74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3.19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10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8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6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8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3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27cm" fo:min-width="7.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4.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444cm" fo:min-width="4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8.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46cm" fo:min-width="12.5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45cm" fo:min-width="12.52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46cm" fo:min-width="8.9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623cm" fo:min-width="8.93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622cm" fo:min-width="8.9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3.495cm" fo:min-width="8.9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74cm" fo:min-width="5.1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142cm" fo:min-width="5.1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762cm" fo:min-width="9.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689cm" fo:min-width="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689cm" fo:min-width="5.3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7.46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7.5cm"/>
    </style:style>
    <style:style style:name="gr30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.71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746cm" fo:min-width="12.95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02cm" fo:min-width="12.954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12.64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ffffff"/>
      <style:paragraph-properties fo:text-align="center"/>
      <style:text-properties fo:font-size="14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-color="#ffffff"/>
      <style:paragraph-properties fo:text-align="center"/>
      <style:text-properties fo:font-size="16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6pt"/>
    </style:style>
    <style:style style:name="T1" style:family="text">
      <style:text-properties fo:font-size="12pt"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8pt" style:font-size-complex="8pt"/>
    </style:style>
    <style:style style:name="T5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545cm" svg:height="0.853cm" svg:x="7.023cm" svg:y="3.6cm">
          <text:p text:style-name="P1"><text:span text:style-name="T1">Initialisation des périphériqu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59cm" svg:height="1.9cm" svg:x="1cm" svg:y="1cm">
          <draw:text-box>
            <text:p text:style-name="P1"><text:span text:style-name="T2">Mise en marche</text:span></text:p>
          </draw:text-box>
        </draw:frame>
        <draw:custom-shape draw:style-name="gr3" draw:text-style-name="P2" xml:id="id2" draw:id="id2" draw:layer="layout" svg:width="8.255cm" svg:height="0.77cm" svg:x="6.668cm" svg:y="5.517cm">
          <text:p text:style-name="P1"><text:span text:style-name="T1">Active l’alim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14.245cm" svg:height="0.9cm" svg:x="3.673cm" svg:y="7.352cm">
          <text:p text:style-name="P1"><text:span text:style-name="T1">Recoit la requête d’auto-assignation d’identité provenant du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13.695cm" svg:height="1cm" svg:x="3.948cm" svg:y="9.318cm">
          <text:p text:style-name="P1"><text:span text:style-name="T1">Le module esclave exécute l’algorithme d’auto-assignation d’ident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3.5cm" svg:height="1cm" svg:x="9.045cm" svg:y="11.383cm">
          <text:p text:style-name="P1"><text:span text:style-name="T1">Envoit l’identité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11cm" svg:height="1.263cm" svg:x="5.295cm" svg:y="13.448cm">
          <text:p text:style-name="P1"><text:span text:style-name="T1">Recoit la requête pour connaître le nombre de modules provenant du MAS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9cm" svg:height="0.9cm" svg:x="6.295cm" svg:y="15.775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9cm" svg:height="0.9cm" svg:x="6.295cm" svg:y="17.74cm">
          <text:p text:style-name="P1"><text:span text:style-name="T1">Renvoit le nombre de lecture valide ( &gt; 2V 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9cm" svg:height="0.9cm" svg:x="6.295cm" svg:y="19.705cm">
          <text:p text:style-name="P1"><text:span text:style-name="T1">Réception des limites (Voltage, température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7.3cm" svg:height="0.9cm" svg:x="7.145cm" svg:y="21.736cm">
          <text:p text:style-name="P1"><text:span text:style-name="T1">Réception de la consigne de dép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7.3cm" svg:height="0.9cm" svg:x="7.145cm" svg:y="23.7cm">
          <text:p text:style-name="P1"><text:span text:style-name="T1">Fonctionnement normal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795cm" svg:y1="4.453cm" svg:x2="10.795cm" svg:y2="5.517cm" draw:start-shape="id1" draw:start-glue-point="2" draw:end-shape="id2" draw:end-glue-point="0" svg:d="M10795 4453v1064" svg:viewBox="0 0 1 1065">
          <text:p/>
        </draw:connector>
        <draw:connector draw:style-name="gr10" draw:text-style-name="P4" draw:layer="layout" svg:x1="10.795cm" svg:y1="6.287cm" svg:x2="10.795cm" svg:y2="7.352cm" draw:start-shape="id2" draw:start-glue-point="2" draw:end-shape="id3" draw:end-glue-point="0" svg:d="M10795 6287v1065" svg:viewBox="0 0 1 1066">
          <text:p/>
        </draw:connector>
        <draw:connector draw:style-name="gr10" draw:text-style-name="P4" draw:layer="layout" svg:x1="10.795cm" svg:y1="8.252cm" svg:x2="10.795cm" svg:y2="9.318cm" draw:start-shape="id3" draw:start-glue-point="2" draw:end-shape="id4" draw:end-glue-point="0" svg:d="M10795 8252v1066" svg:viewBox="0 0 1 1067">
          <text:p/>
        </draw:connector>
        <draw:connector draw:style-name="gr10" draw:text-style-name="P4" draw:layer="layout" svg:x1="10.795cm" svg:y1="10.318cm" svg:x2="10.795cm" svg:y2="11.383cm" draw:start-shape="id4" draw:start-glue-point="2" draw:end-shape="id5" draw:end-glue-point="0" svg:d="M10795 10318v1065" svg:viewBox="0 0 1 1066">
          <text:p/>
        </draw:connector>
        <draw:connector draw:style-name="gr10" draw:text-style-name="P4" draw:layer="layout" svg:x1="10.795cm" svg:y1="12.383cm" svg:x2="10.795cm" svg:y2="13.448cm" draw:start-shape="id5" draw:start-glue-point="2" draw:end-shape="id6" draw:end-glue-point="0" svg:d="M10795 12383v1065" svg:viewBox="0 0 1 1066">
          <text:p/>
        </draw:connector>
        <draw:connector draw:style-name="gr10" draw:text-style-name="P4" draw:layer="layout" svg:x1="10.795cm" svg:y1="14.711cm" svg:x2="10.795cm" svg:y2="15.775cm" draw:start-shape="id6" draw:start-glue-point="2" draw:end-shape="id7" draw:end-glue-point="0" svg:d="M10795 14711v1064" svg:viewBox="0 0 1 1065">
          <text:p/>
        </draw:connector>
        <draw:connector draw:style-name="gr10" draw:text-style-name="P4" draw:layer="layout" svg:x1="10.795cm" svg:y1="16.675cm" svg:x2="10.795cm" svg:y2="17.74cm" draw:start-shape="id7" draw:start-glue-point="2" draw:end-shape="id8" draw:end-glue-point="0" svg:d="M10795 16675v1065" svg:viewBox="0 0 1 1066">
          <text:p/>
        </draw:connector>
        <draw:connector draw:style-name="gr10" draw:text-style-name="P4" draw:layer="layout" svg:x1="10.795cm" svg:y1="18.64cm" svg:x2="10.795cm" svg:y2="19.705cm" draw:start-shape="id8" draw:start-glue-point="2" draw:end-shape="id9" draw:end-glue-point="0" svg:d="M10795 18640v1065" svg:viewBox="0 0 1 1066">
          <text:p/>
        </draw:connector>
        <draw:connector draw:style-name="gr10" draw:text-style-name="P4" draw:layer="layout" svg:x1="10.795cm" svg:y1="22.636cm" svg:x2="10.795cm" svg:y2="23.7cm" draw:start-shape="id10" draw:start-glue-point="2" draw:end-shape="id11" draw:end-glue-point="0" svg:d="M10795 22636v1064" svg:viewBox="0 0 1 1065">
          <text:p/>
        </draw:connector>
        <draw:connector draw:style-name="gr10" draw:text-style-name="P4" draw:layer="layout" svg:x1="10.795cm" svg:y1="20.605cm" svg:x2="10.795cm" svg:y2="21.736cm" draw:start-shape="id9" draw:start-glue-point="2" draw:end-shape="id10" draw:end-glue-point="0" svg:d="M10795 20605v1131" svg:viewBox="0 0 1 1132">
          <text:p/>
        </draw:connector>
      </draw:page>
      <draw:page draw:name="page2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Lecture de tension des modules</text:span></text:p>
          </draw:text-box>
        </draw:frame>
        <draw:custom-shape draw:style-name="gr11" draw:text-style-name="P2" xml:id="id12" draw:id="id12" draw:layer="layout" svg:width="9cm" svg:height="1.276cm" svg:x="5.6cm" svg:y="4.002cm">
          <text:p text:style-name="P1"><text:span text:style-name="T1">Balaye les lectures de tensions des modu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4cm" svg:height="1.276cm" svg:x="8.1cm" svg:y="7.465cm">
          <text:p text:style-name="P1"><text:span text:style-name="T1">Filtre les donné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7.9cm" svg:height="1.277cm" svg:x="6.15cm" svg:y="14.392cm">
          <text:p text:style-name="P1"><text:span text:style-name="T1">Compare les résultats avec les limi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6" draw:id="id16" draw:layer="layout" svg:width="4.7cm" svg:height="1.276cm" svg:x="1.625cm" svg:y="19.843cm">
          <text:p text:style-name="P1"><text:span text:style-name="T1">Lecture &gt; limite Vmax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4.7cm" svg:height="1.276cm" svg:x="14.8cm" svg:y="19.843cm">
          <text:p text:style-name="P1"><text:span text:style-name="T1">Lecture &lt; <text:s/>limite V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5cm" svg:height="2.694cm" svg:x="1.475cm" svg:y="23.306cm">
          <text:p text:style-name="P1"><text:span text:style-name="T1">Envoit un message d’erreur (Surtension) au M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9" draw:id="id19" draw:layer="layout" svg:width="5cm" svg:height="2.694cm" svg:x="14.65cm" svg:y="23.306cm">
          <text:p text:style-name="P1"><text:span text:style-name="T1">Envoit un message d’erreur (Décharge excesive) au MAS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4" draw:id="id14" draw:layer="layout" svg:width="9.3cm" svg:height="1.274cm" svg:x="5.45cm" svg:y="10.93cm">
          <text:p text:style-name="P1"><text:span text:style-name="T1">Sauve les lectures dans la base de donnée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1cm" svg:y1="5.278cm" svg:x2="10.1cm" svg:y2="7.465cm" draw:start-shape="id12" draw:start-glue-point="2" draw:end-shape="id13" draw:end-glue-point="0" svg:d="M10100 5278v2187" svg:viewBox="0 0 1 2188">
          <text:p/>
        </draw:connector>
        <draw:connector draw:style-name="gr10" draw:text-style-name="P4" draw:layer="layout" svg:x1="10.1cm" svg:y1="8.741cm" svg:x2="10.1cm" svg:y2="10.93cm" draw:start-shape="id13" draw:start-glue-point="2" draw:end-shape="id14" draw:end-glue-point="0" svg:d="M10100 8741v2189" svg:viewBox="0 0 1 2190">
          <text:p/>
        </draw:connector>
        <draw:connector draw:style-name="gr10" draw:text-style-name="P4" draw:layer="layout" svg:x1="10.1cm" svg:y1="12.204cm" svg:x2="10.1cm" svg:y2="14.392cm" draw:start-shape="id14" draw:start-glue-point="2" draw:end-shape="id15" draw:end-glue-point="0" svg:d="M10100 12204v2188" svg:viewBox="0 0 1 2189">
          <text:p/>
        </draw:connector>
        <draw:connector draw:style-name="gr10" draw:text-style-name="P4" draw:layer="layout" svg:x1="10.1cm" svg:y1="15.669cm" svg:x2="3.975cm" svg:y2="19.843cm" draw:start-shape="id15" draw:start-glue-point="2" draw:end-shape="id16" svg:d="M10100 15669v2087h-6125v2087" svg:viewBox="0 0 6126 4175">
          <text:p/>
        </draw:connector>
        <draw:connector draw:style-name="gr10" draw:text-style-name="P4" draw:layer="layout" svg:x1="10.1cm" svg:y1="15.669cm" svg:x2="17.15cm" svg:y2="19.843cm" draw:start-shape="id15" draw:start-glue-point="2" draw:end-shape="id17" svg:d="M10100 15669v2087h7050v2087" svg:viewBox="0 0 7051 4175">
          <text:p/>
        </draw:connector>
        <draw:connector draw:style-name="gr10" draw:text-style-name="P4" draw:layer="layout" draw:line-skew="0cm -0.501cm" svg:x1="14.05cm" svg:y1="15.03cm" svg:x2="10.1cm" svg:y2="4.002cm" draw:start-shape="id15" draw:start-glue-point="1" draw:end-shape="id12" draw:end-glue-point="0" svg:d="M14050 15030h1051v-12030h-5001v1002" svg:viewBox="0 0 5002 12031">
          <text:p/>
        </draw:connector>
        <draw:connector draw:style-name="gr10" draw:text-style-name="P4" draw:layer="layout" svg:x1="3.975cm" svg:y1="21.119cm" svg:x2="3.975cm" svg:y2="23.306cm" draw:start-shape="id16" draw:start-glue-point="2" draw:end-shape="id18" draw:end-glue-point="0" svg:d="M3975 21119v2187" svg:viewBox="0 0 1 2188">
          <text:p/>
        </draw:connector>
        <draw:connector draw:style-name="gr10" draw:text-style-name="P4" draw:layer="layout" svg:x1="17.15cm" svg:y1="21.119cm" svg:x2="17.15cm" svg:y2="23.306cm" draw:start-shape="id17" draw:start-glue-point="2" draw:end-shape="id19" draw:end-glue-point="0" svg:d="M17150 21119v2187" svg:viewBox="0 0 1 2188">
          <text:p/>
        </draw:connector>
      </draw:page>
      <draw:page draw:name="page3" draw:style-name="dp1" draw:master-page-name="Default">
        <draw:frame draw:style-name="gr2" draw:text-style-name="P3" draw:layer="layout" svg:width="19.59cm" svg:height="1.9cm" svg:x="0.61cm" svg:y="0.6cm">
          <draw:text-box>
            <text:p text:style-name="P1"><text:span text:style-name="T2">Balancement des modules</text:span></text:p>
          </draw:text-box>
        </draw:frame>
        <draw:custom-shape draw:style-name="gr17" draw:text-style-name="P6" xml:id="id20" draw:id="id20" draw:layer="layout" svg:width="13.028cm" svg:height="1.296cm" svg:x="4.072cm" svg:y="3cm">
          <text:p text:style-name="P5"><text:span text:style-name="T3">Le master envoit au slave qu’il est en mode charge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xml:id="id21" draw:id="id21" draw:layer="layout" svg:width="13.028cm" svg:height="1.295cm" svg:x="4.072cm" svg:y="6.601cm">
          <text:p text:style-name="P7"><text:span text:style-name="T4">Lecture des tensions (Fonctionnement normal)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2" draw:id="id22" draw:layer="layout" svg:width="9.43cm" svg:height="1.296cm" svg:x="5.871cm" svg:y="10.203cm">
          <text:p text:style-name="P7"><text:span text:style-name="T4">Le module atteint la tension de seuil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3" draw:id="id23" draw:layer="layout" svg:width="9.43cm" svg:height="1.873cm" svg:x="5.871cm" svg:y="13.803cm">
          <text:p text:style-name="P7"><text:span text:style-name="T4">Démarage du régulateur pour maintenir la tension de seuil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24" draw:id="id24" draw:layer="layout" svg:width="9.43cm" svg:height="1.872cm" svg:x="5.871cm" svg:y="17.982cm">
          <text:p text:style-name="P7"><text:span text:style-name="T4">Envoit au MASTER qu’un module à atteint la tension de seui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25" draw:id="id25" draw:layer="layout" svg:width="9.43cm" svg:height="3.745cm" svg:x="5.871cm" svg:y="22.155cm">
          <text:p text:style-name="P7"><text:span text:style-name="T4">Le circuit de charge doit aller en mode Voltage Constant où la consigne est le module avec la tension maximal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0.586cm" svg:y1="4.296cm" svg:x2="10.586cm" svg:y2="6.601cm" draw:start-shape="id20" draw:start-glue-point="2" draw:end-shape="id21" draw:end-glue-point="0" svg:d="M10586 4296v2305" svg:viewBox="0 0 1 2306">
          <text:p/>
        </draw:connector>
        <draw:connector draw:style-name="gr10" draw:text-style-name="P9" draw:layer="layout" svg:x1="10.586cm" svg:y1="7.896cm" svg:x2="10.586cm" svg:y2="10.203cm" draw:start-shape="id21" draw:start-glue-point="2" draw:end-shape="id22" draw:end-glue-point="0" svg:d="M10586 7896v2307" svg:viewBox="0 0 1 2308">
          <text:p/>
        </draw:connector>
        <draw:connector draw:style-name="gr10" draw:text-style-name="P9" draw:layer="layout" svg:x1="10.586cm" svg:y1="11.499cm" svg:x2="10.586cm" svg:y2="13.803cm" draw:start-shape="id22" draw:start-glue-point="2" draw:end-shape="id23" draw:end-glue-point="0" svg:d="M10586 11499v2304" svg:viewBox="0 0 1 2305">
          <text:p/>
        </draw:connector>
        <draw:connector draw:style-name="gr10" draw:text-style-name="P9" draw:layer="layout" svg:x1="10.586cm" svg:y1="15.676cm" svg:x2="10.586cm" svg:y2="17.982cm" draw:start-shape="id23" draw:start-glue-point="2" draw:end-shape="id24" draw:end-glue-point="0" svg:d="M10586 15676v2306" svg:viewBox="0 0 1 2307">
          <text:p/>
        </draw:connector>
        <draw:connector draw:style-name="gr10" draw:text-style-name="P9" draw:layer="layout" svg:x1="10.586cm" svg:y1="19.854cm" svg:x2="10.586cm" svg:y2="22.155cm" draw:start-shape="id24" draw:start-glue-point="2" draw:end-shape="id25" draw:end-glue-point="0" svg:d="M10586 19854v2301" svg:viewBox="0 0 1 2302">
          <text:p/>
        </draw:connector>
        <draw:connector draw:style-name="gr10" draw:text-style-name="P9" draw:layer="layout" draw:line-skew="0.604cm -0.571cm -0.599cm" svg:x1="10.586cm" svg:y1="7.896cm" svg:x2="10.586cm" svg:y2="6.601cm" draw:start-shape="id21" draw:start-glue-point="2" draw:end-shape="id21" draw:end-glue-point="0" svg:d="M10586 7896v1104h-7586v-3500h7586v1101" svg:viewBox="0 0 7587 3501">
          <text:p/>
        </draw:connector>
      </draw:page>
      <draw:page draw:name="page4" draw:style-name="dp1" draw:master-page-name="Default">
        <draw:frame draw:style-name="gr2" draw:text-style-name="P3" draw:layer="layout" svg:width="19.59cm" svg:height="1.9cm" svg:x="1cm" svg:y="1cm">
          <draw:text-box>
            <text:p text:style-name="P1"><text:span text:style-name="T2">Lecture de température</text:span></text:p>
          </draw:text-box>
        </draw:frame>
        <draw:custom-shape draw:style-name="gr23" draw:text-style-name="P8" xml:id="id26" draw:id="id26" draw:layer="layout" svg:width="5.6cm" svg:height="1.99cm" svg:x="7.3cm" svg:y="4.028cm">
          <text:p text:style-name="P7"><text:span text:style-name="T4">Alimente le senseur (Thermistance)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xml:id="id30" draw:id="id30" draw:layer="layout" svg:width="5.6cm" svg:height="1.392cm" svg:x="13.6cm" svg:y="20.12cm">
          <text:p text:style-name="P7"><text:span text:style-name="T4">Température &lt; Limite min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xml:id="id29" draw:id="id29" draw:layer="layout" svg:width="5.6cm" svg:height="1.392cm" svg:x="2cm" svg:y="20.12cm">
          <text:p text:style-name="P7"><text:span text:style-name="T4">Température &gt; Limite max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28" draw:id="id28" draw:layer="layout" svg:width="10cm" svg:height="2.012cm" svg:x="5.1cm" svg:y="14.743cm">
          <text:p text:style-name="P7"><text:span text:style-name="T4">Sauvegarde les lectures dans la base de donnée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xml:id="id27" draw:id="id27" draw:layer="layout" svg:width="5.6cm" svg:height="1.99cm" svg:x="7.3cm" svg:y="9.386cm">
          <text:p text:style-name="P7"><text:span text:style-name="T4">Lecture de la température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31" draw:id="id31" draw:layer="layout" svg:width="5.5cm" svg:height="2.939cm" svg:x="2.05cm" svg:y="23.061cm">
          <text:p text:style-name="P7"><text:span text:style-name="T4">Envoit un message d’erreur (surchauffe) au MAS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32" draw:id="id32" draw:layer="layout" svg:width="5.8cm" svg:height="2.939cm" svg:x="13.5cm" svg:y="23.061cm">
          <text:p text:style-name="P7"><text:span text:style-name="T4">Envoit un message d’erreur (Under-Temperature) au MASTER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0.1cm" svg:y1="6.018cm" svg:x2="10.1cm" svg:y2="9.386cm" draw:start-shape="id26" draw:start-glue-point="2" draw:end-shape="id27" draw:end-glue-point="0" svg:d="M10100 6018v3368" svg:viewBox="0 0 1 3369">
          <text:p/>
        </draw:connector>
        <draw:connector draw:style-name="gr10" draw:text-style-name="P9" draw:layer="layout" svg:x1="10.1cm" svg:y1="11.376cm" svg:x2="10.1cm" svg:y2="14.743cm" draw:start-shape="id27" draw:start-glue-point="2" draw:end-shape="id28" draw:end-glue-point="0" svg:d="M10100 11376v3367" svg:viewBox="0 0 1 3368">
          <text:p/>
        </draw:connector>
        <draw:connector draw:style-name="gr10" draw:text-style-name="P9" draw:layer="layout" draw:line-skew="0cm -0.527cm" svg:x1="15.1cm" svg:y1="15.749cm" svg:x2="10.1cm" svg:y2="4.028cm" draw:start-shape="id28" draw:start-glue-point="1" draw:end-shape="id26" draw:end-glue-point="0" svg:d="M15100 15749h501v-12749h-5501v1028" svg:viewBox="0 0 5502 12750">
          <text:p/>
        </draw:connector>
        <draw:connector draw:style-name="gr10" draw:text-style-name="P9" draw:layer="layout" svg:x1="10.1cm" svg:y1="16.755cm" svg:x2="4.8cm" svg:y2="20.12cm" draw:start-shape="id28" draw:start-glue-point="2" draw:end-shape="id29" svg:d="M10100 16755v1683h-5300v1682" svg:viewBox="0 0 5301 3366">
          <text:p/>
        </draw:connector>
        <draw:connector draw:style-name="gr10" draw:text-style-name="P9" draw:layer="layout" svg:x1="10.1cm" svg:y1="16.755cm" svg:x2="16.4cm" svg:y2="20.12cm" draw:start-shape="id28" draw:start-glue-point="2" draw:end-shape="id30" draw:end-glue-point="0" svg:d="M10100 16755v1683h6300v1682" svg:viewBox="0 0 6301 3366">
          <text:p/>
        </draw:connector>
        <draw:connector draw:style-name="gr10" draw:text-style-name="P9" draw:layer="layout" svg:x1="4.8cm" svg:y1="21.512cm" svg:x2="4.8cm" svg:y2="23.061cm" draw:start-shape="id29" draw:start-glue-point="2" draw:end-shape="id31" draw:end-glue-point="0" svg:d="M4800 21512v1549" svg:viewBox="0 0 1 1550">
          <text:p/>
        </draw:connector>
        <draw:connector draw:style-name="gr10" draw:text-style-name="P9" draw:layer="layout" svg:x1="16.4cm" svg:y1="21.512cm" svg:x2="16.4cm" svg:y2="23.061cm" draw:start-shape="id30" draw:start-glue-point="2" draw:end-shape="id32" draw:end-glue-point="0" svg:d="M16400 21512v1549" svg:viewBox="0 0 1 1550">
          <text:p/>
        </draw:connector>
      </draw:page>
      <draw:page draw:name="page5" draw:style-name="dp1" draw:master-page-name="Default">
        <draw:custom-shape draw:style-name="gr28" draw:text-style-name="P11" xml:id="id35" draw:id="id35" draw:layer="layout" svg:width="7.964cm" svg:height="2.5cm" svg:x="3.136cm" svg:y="3cm">
          <text:p text:style-name="P10"><text:span text:style-name="T5">Lecture de la base de données pour les messages destinés au bus CAN externe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33" draw:id="id33" draw:layer="layout" svg:width="8cm" svg:height="1.8cm" svg:x="3.1cm" svg:y="9.9cm">
          <text:p text:style-name="P10"><text:span text:style-name="T5">Envoie des messages sur le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10" draw:layer="layout" svg:x1="11.1cm" svg:y1="10.8cm" svg:x2="15.295cm" svg:y2="8.2cm" draw:start-shape="id33" draw:start-glue-point="1" draw:end-shape="id34" draw:end-glue-point="2" svg:d="M11100 10800h4195v-2600" svg:viewBox="0 0 4196 2601">
          <text:p/>
        </draw:connector>
        <draw:connector draw:style-name="gr10" draw:text-style-name="P12" draw:layer="layout" svg:x1="15.295cm" svg:y1="7cm" svg:x2="11.1cm" svg:y2="4.25cm" draw:start-shape="id34" draw:start-glue-point="0" draw:end-shape="id35" draw:end-glue-point="1" svg:d="M15295 7000v-2750h-4195" svg:viewBox="0 0 4196 2751">
          <text:p/>
        </draw:connector>
        <draw:custom-shape draw:style-name="gr31" draw:text-style-name="P11" xml:id="id34" draw:id="id34" draw:layer="layout" svg:width="7.21cm" svg:height="1.2cm" svg:x="11.69cm" svg:y="7cm">
          <text:p text:style-name="P10"><text:span text:style-name="T5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7.118cm" svg:y1="5.5cm" svg:x2="7.1cm" svg:y2="9.9cm" draw:start-shape="id35" draw:start-glue-point="2" draw:end-shape="id33" draw:end-glue-point="0" svg:d="M7118 5500v2200h-18v2200" svg:viewBox="0 0 19 4401">
          <text:p/>
        </draw:connector>
        <draw:frame draw:style-name="gr2" draw:text-style-name="P3" draw:layer="layout" svg:width="19.59cm" svg:height="1.9cm" svg:x="1cm" svg:y="1cm">
          <draw:text-box>
            <text:p text:style-name="P1"><text:span text:style-name="T2">CAN <text:s/>TX</text:span></text:p>
          </draw:text-box>
        </draw:frame>
        <draw:custom-shape draw:style-name="gr32" draw:text-style-name="P11" xml:id="id37" draw:id="id37" draw:layer="layout" svg:width="13.454cm" svg:height="0.996cm" svg:x="3.552cm" svg:y="20.11cm">
          <text:p text:style-name="P10"><text:span text:style-name="T5">Identifie le cont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xml:id="id36" draw:id="id36" draw:layer="layout" svg:width="13.454cm" svg:height="1.552cm" svg:x="3.552cm" svg:y="15.954cm">
          <text:p text:style-name="P10"><text:span text:style-name="T5">Reçoit un </text:span></text:p>
          <text:p text:style-name="P10"><text:span text:style-name="T5">message 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xml:id="id38" draw:id="id38" draw:layer="layout" svg:width="13.149cm" svg:height="1.438cm" svg:x="3.704cm" svg:y="23.708cm">
          <text:p text:style-name="P10"><text:span text:style-name="T5">Met à jour la base </text:span></text:p>
          <text:p text:style-name="P10"><text:span text:style-name="T5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10.279cm" svg:y1="17.506cm" svg:x2="10.279cm" svg:y2="20.11cm" draw:start-shape="id36" draw:start-glue-point="2" draw:end-shape="id37" draw:end-glue-point="0" svg:d="M10279 17506v2604" svg:viewBox="0 0 1 2605">
          <text:p/>
        </draw:connector>
        <draw:connector draw:style-name="gr10" draw:text-style-name="P12" draw:layer="layout" svg:x1="10.279cm" svg:y1="21.106cm" svg:x2="10.278cm" svg:y2="23.708cm" draw:start-shape="id37" draw:start-glue-point="2" draw:end-shape="id38" draw:end-glue-point="0" svg:d="M10279 21106v1301h-1v1301" svg:viewBox="0 0 2 2603">
          <text:p/>
        </draw:connector>
        <draw:connector draw:style-name="gr10" draw:text-style-name="P12" draw:layer="layout" draw:line-skew="0.353cm 15.949cm -0.853cm" svg:x1="10.278cm" svg:y1="25.146cm" svg:x2="10.279cm" svg:y2="15.954cm" draw:start-shape="id38" draw:start-glue-point="2" draw:end-shape="id36" draw:end-glue-point="0" svg:d="M10278 25146v854h8722v-11400h-8721v1354" svg:viewBox="0 0 8723 11401">
          <text:p/>
        </draw:connector>
        <draw:frame draw:style-name="gr2" draw:text-style-name="P3" draw:layer="layout" svg:width="19.59cm" svg:height="1.9cm" svg:x="1cm" svg:y="12.1cm">
          <draw:text-box>
            <text:p text:style-name="P1"><text:span text:style-name="T2">CAN <text:s/>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49:15.859726152</meta:creation-date>
    <meta:generator>LibreOffice/5.2.7.2$Windows_x86 LibreOffice_project/2b7f1e640c46ceb28adf43ee075a6e8b8439ed10</meta:generator>
    <dc:date>2017-07-01T16:03:09.073000000</dc:date>
    <meta:editing-duration>PT1H12M49S</meta:editing-duration>
    <meta:editing-cycles>26</meta:editing-cycles>
    <meta:document-statistic meta:object-count="81"/>
  </office:meta>
</office:document-meta>
</file>